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102.64pt"/>
    </style:style>
    <style:style style:name="co7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04"/>
    <style:style style:name="ce13" style:family="table-cell" style:parent-style-name="Default">
      <style:table-cell-properties fo:background-color="#c2e0ae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add58a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fo:background-color="#add58a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 style:data-style-name="N104"/>
    <style:style style:name="ce31" style:family="table-cell" style:parent-style-name="Default">
      <style:table-cell-properties fo:background-color="#c2e0ae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lock" table:style-name="ta1">
        <table:table-column table:style-name="co1" table:default-cell-style-name="ce23"/>
        <table:table-column table:style-name="co2" table:number-columns-repeated="2" table:default-cell-style-name="ce23"/>
        <table:table-column table:style-name="co3" table:number-columns-repeated="2" table:default-cell-style-name="ce26"/>
        <table:table-column table:style-name="co3" table:number-columns-repeated="2" table:default-cell-style-name="ce23"/>
        <table:table-column table:style-name="co3" table:default-cell-style-name="ce27"/>
        <table:table-column table:style-name="co2" table:number-columns-repeated="4" table:default-cell-style-name="Default"/>
        <table:table-row table:style-name="ro1">
          <table:table-cell table:style-name="ce21" office:value-type="string" calcext:value-type="string">
            <text:p>Component</text:p>
          </table:table-cell>
          <table:table-cell table:style-name="ce21" office:value-type="string" calcext:value-type="string">
            <text:p>Package</text:p>
          </table:table-cell>
          <table:table-cell table:style-name="ce21" office:value-type="string" calcext:value-type="string">
            <text:p>Price [$]</text:p>
          </table:table-cell>
          <table:table-cell table:style-name="ce21" office:value-type="string" calcext:value-type="string">
            <text:p>Ordered</text:p>
          </table:table-cell>
          <table:table-cell table:style-name="ce21" office:value-type="string" calcext:value-type="string">
            <text:p>Delivered</text:p>
          </table:table-cell>
          <table:table-cell table:style-name="ce21" office:value-type="string" calcext:value-type="string">
            <text:p>Min Quantity</text:p>
          </table:table-cell>
          <table:table-cell table:style-name="ce21" office:value-type="string" calcext:value-type="string">
            <text:p>Footprint</text:p>
          </table:table-cell>
          <table:table-cell table:style-name="ce21" office:value-type="string" calcext:value-type="string">
            <text:p>Link to purch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amic Cap</text:p>
          </table:table-cell>
          <table:table-cell office:value-type="string" calcext:value-type="string">
            <text:p>THT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www.amazon.com/Hilitchi-Monolithic-Multilayer-Capacitors-Assortment/dp/B071P44QBH/ref=sr_1_2_sspa?dchild=1&amp;keywords=capacitor+kit&amp;qid=1591659802&amp;sr=8-2-spons&amp;psc=1&amp;spLa=ZW5jcnlwdGVkUXVhbGlmaWVyPUExMjkwWEUxTklRTjNLJmVuY3J5cHRlZElkPUEwMzY1NDYwMUM0REVKNjA1NlA2WCZlbmNyeXB0ZWRBZElkPUEwNTA5NTI2MTA1T1FRRlZYMkNEVyZ3aWRnZXROYW1lPXNwX2F0ZiZhY3Rpb249Y2xpY2tSZWRpcmVjdCZkb05vdExvZ0NsaWNrPXRydWU=" xlink:type="simple">https://www.amazon.com/Hilitchi-Monolithic-Multilayer-Capacitors-Assortment/dp/B071P44QBH/ref=sr_1_2_sspa?dchild=1&amp;keywords=capacitor+kit&amp;qid=1591659802&amp;sr=8-2-spons&amp;psc=1&amp;spLa=ZW5jcnlwdGVkUXVhbGlmaWVyPUExMjkwWEUxTklRTjNLJmVuY3J5cHRlZElkPUEwMzY1NDYwMUM0REVKNjA1NlA2WCZlbmNyeXB0ZWRBZElkPUEwNTA5NTI2MTA1T1FRRlZYMkNEVyZ3aWRnZXROYW1lPXNwX2F0ZiZhY3Rpb249Y2xpY2tSZWRpcmVjdCZkb05vdExvZ0NsaWNrPXRydWU=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olytic Cap</text:p>
          </table:table-cell>
          <table:table-cell office:value-type="string" calcext:value-type="string">
            <text:p>TH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www.amazon.com/OCR-Electrolytic-Capacitor-Assortment-0-1uF－1000uF/dp/B01MSQOX0Q/ref=sr_1_3?dchild=1&amp;keywords=capacitor+kit&amp;qid=1591659802&amp;sr=8-3" xlink:type="simple">https://www.amazon.com/OCR-Electrolytic-Capacitor-Assortment-0-1uF%EF%BC%8D1000uF/dp/B01MSQOX0Q/ref=sr_1_3?dchild=1&amp;keywords=capacitor+kit&amp;qid=1591659802&amp;sr=8-3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206 – SM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amazon.com/McIgIcM-Resistor-ohm-10-Assorted-Samples/dp/B06XD8HPXS/ref=sr_1_14?dchild=1&amp;keywords=smd+resistor+kit+1812&amp;qid=1591642459&amp;sr=8-14" xlink:type="simple">https://www.amazon.com/McIgIcM-Resistor-ohm-10-Assorted-Samples/dp/B06XD8HPXS/ref=sr_1_14?dchild=1&amp;keywords=smd+resistor+kit+1812&amp;qid=1591642459&amp;sr=8-14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ctile Butto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style-name="ce23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<text:a xlink:href="https://www.digikey.com/product-detail/en/EG1218/EG1903-ND/101726?utm_campaign=buynow&amp;WT.z_cid=ref_octopart_dkc_buynow&amp;utm_medium=aggregator&amp;curr=usd&amp;site=us&amp;utm_source=octopart" xlink:type="simple">https://www.digikey.com/product-detail/en/EG1218/EG1903-ND/101726?utm_campaign=buynow&amp;WT.z_cid=ref_octopart_dkc_buynow&amp;utm_medium=aggregator&amp;curr=usd&amp;site=us&amp;utm_source=octopart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M Pot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www.amazon.com/Twidec-Multiturn-Potentiometer-Assortment-3296W-13/dp/B07PYSR8SF/ref=sr_1_6?dchild=1&amp;keywords=bourns+3296+1m+potentiometer&amp;qid=1591643360&amp;sr=8-6" xlink:type="simple">https://www.amazon.com/Twidec-Multiturn-Potentiometer-Assortment-3296W-13/dp/B07PYSR8SF/ref=sr_1_6?dchild=1&amp;keywords=bourns+3296+1m+potentiometer&amp;qid=1591643360&amp;sr=8-6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74LS04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</text:p>
          </table:table-cell>
          <table:table-cell table:style-name="ce28" office:value-type="string" calcext:value-type="string">
            <text:p><text:a xlink:href="https://www.mouser.com/ProductDetail/Texas-Instruments/SN74LS04N?qs=spW5eSrOWB4DgGWIHPxzvg%3D%3D&amp;gclid=EAIaIQobChMImbzo8en86QIVAYiGCh0dJwmnEAAYASAAEgKLxfD_BwE" xlink:type="simple">https://www.mouser.com/ProductDetail/Texas-Instruments/SN74LS04N?qs=spW5eSrOWB4DgGWIHPxzvg%3D%3D&amp;gclid=EAIaIQobChMImbzo8en86QIVAYiGCh0dJwmnEAAYASAAEgKLxfD_Bw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74LS08</text:p>
          </table:table-cell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<text:a xlink:href="https://www.amazon.com/SN74LS08N-SN74LS08-74LS08N-HD74LS08P-Original/dp/B07KPMXX4P/ref=sr_1_1?dchild=1&amp;keywords=SN74LS08&amp;qid=1591660061&amp;sr=8-1" xlink:type="simple">https://www.amazon.com/SN74LS08N-SN74LS08-74LS08N-HD74LS08P-Original/dp/B07KPMXX4P/ref=sr_1_1?dchild=1&amp;keywords=SN74LS08&amp;qid=1591660061&amp;sr=8-1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74LS32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<text:a xlink:href="https://www.mouser.com/ProductDetail/Texas-Instruments/SN74LS32N?qs=q2XTDbzbm6DA9Mnew5GiLA%3D%3D&amp;gclid=EAIaIQobChMIzZrDmbTz6QIV0MDACh0lcQ-MEAAYASAAEgJTxvD_BwE" xlink:type="simple">https://www.mouser.com/ProductDetail/Texas-Instruments/SN74LS32N?qs=q2XTDbzbm6DA9Mnew5GiLA%3D%3D&amp;gclid=EAIaIQobChMIzZrDmbTz6QIV0MDACh0lcQ-MEAAYASAAEgJTxvD_BwE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M555CN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ww.parts-express.com/lm555-timer-ic-(8-pin-dip)--lm555?gclid=EAIaIQobChMIi9bgkrLz6QIVg4bACh1qQApoEAQYDCABEgKUdPD_BwE" xlink:type="simple">https://www.parts-express.com/lm555-timer-ic-(8-pin-dip)--lm555?gclid=EAIaIQobChMIi9bgkrLz6QIVg4bACh1qQApoEAQYDCABEgKUdPD_BwE</text:a></text:p>
          </table:table-cell>
          <table:table-cell office:value-type="string" calcext:value-type="string">
            <text:p>have confirmation email from “contact”. It’s been 10 days, call tomorrow the 23<text:span text:style-name="T1">rd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Point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digikey.com/product-detail/en/keystone-electronics/5000/36-5000-ND/255326?utm_adgroup=Test%20Points&amp;utm_source=google&amp;utm_medium=cpc&amp;utm_campaign=Shopping_Product_Test%20and%20Measurement_NEW&amp;utm_term=&amp;utm_content=Test%20Points&amp;gclid=EAIaIQobChMIz5uq6a_z6QIVTtbACh1J2ATLEAQYASABEgL-sfD_BwE" xlink:type="simple">https://www.digikey.com/product-detail/en/keystone-electronics/5000/36-5000-ND/255326?utm_adgroup=Test%20Points&amp;utm_source=google&amp;utm_medium=cpc&amp;utm_campaign=Shopping_Product_Test%20and%20Measurement_NEW&amp;utm_term=&amp;utm_content=Test%20Points&amp;gclid=EAIaIQobChMIz5uq6a_z6QIVTtbACh1J2ATLEAQYASABEgL-sfD_BwE</text:a></text:p>
          </table:table-cell>
          <table:table-cell table:style-name="ce28" office:value-type="string" calcext:value-type="string">
            <text:p><text:a xlink:href="https://www.digikey.com/product-detail/en/keystone-electronics/5001/36-5001-ND/255327" xlink:type="simple">https://www.digikey.com/product-detail/en/keystone-electronics/5001/36-5001-ND/255327</text:a></text:p>
          </table:table-cell>
          <table:table-cell table:style-name="ce28" office:value-type="string" calcext:value-type="string">
            <text:p><text:a xlink:href="https://www.digikey.com/product-detail/en/keystone-electronics/5002/36-5002-ND/255328" xlink:type="simple">https://www.digikey.com/product-detail/en/keystone-electronics/5002/36-5002-ND/255328</text:a></text:p>
          </table:table-cell>
          <table:table-cell table:style-name="ce28" office:value-type="string" calcext:value-type="string">
            <text:p><text:a xlink:href="https://www.digikey.com/product-detail/en/keystone-electronics/5004/36-5004-ND/362669" xlink:type="simple">https://www.digikey.com/product-detail/en/keystone-electronics/5004/36-5004-ND/362669</text:a></text:p>
          </table:table-cell>
          <table:table-cell table:style-name="ce28" office:value-type="string" calcext:value-type="string">
            <text:p><text:a xlink:href="https://www.digikey.com/product-detail/en/keystone-electronics/5003/36-5003-ND/362668" xlink:type="simple">https://www.digikey.com/product-detail/en/keystone-electronics/5003/36-5003-ND/362668</text:a></text:p>
          </table:table-cell>
        </table:table-row>
        <table:table-row table:style-name="ro1">
          <table:table-cell office:value-type="string" calcext:value-type="string">
            <text:p>DIP Sockets</text:p>
          </table:table-cell>
          <table:table-cell office:value-type="string" calcext:value-type="string">
            <text:p>N/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me Footprint</text:p>
          </table:table-cell>
          <table:table-cell office:value-type="string" calcext:value-type="string">
            <text:p><text:a xlink:href="https://www.amazon.com/Glarks-122Pcs-Sockets-Adaptor-Assortment/dp/B01GOLSUAU/ref=sr_1_1_sspa?dchild=1&amp;keywords=8+pin+dip+socket&amp;qid=1591982592&amp;sr=8-1-spons&amp;psc=1&amp;spLa=ZW5jcnlwdGVkUXVhbGlmaWVyPUExVTdXQjc0MUo4RzBWJmVuY3J5cHRlZElkPUEwNTE5NDAwMVcyMFRFQTFZUzlSNyZlbmNyeXB0ZWRBZElkPUExMDIxODk2Mk43RDE2RlVJVjRLSyZ3aWRnZXROYW1lPXNwX2F0ZiZhY3Rpb249Y2xpY2tSZWRpcmVjdCZkb05vdExvZ0NsaWNrPXRydWU=" xlink:type="simple">https://www.amazon.com/Glarks-122Pcs-Sockets-Adaptor-Assortment/dp/B01GOLSUAU/ref=sr_1_1_sspa?dchild=1&amp;keywords=8+pin+dip+socket&amp;qid=1591982592&amp;sr=8-1-spons&amp;psc=1&amp;spLa=ZW5jcnlwdGVkUXVhbGlmaWVyPUExVTdXQjc0MUo4RzBWJmVuY3J5cHRlZElkPUEwNTE5NDAwMVcyMFRFQTFZUzlSNyZlbmNyeXB0ZWRBZElkPUExMDIxODk2Mk43RDE2RlVJVjRLSyZ3aWRnZXROYW1lPXNwX2F0ZiZhY3Rpb249Y2xpY2tSZWRpcmVjdCZkb05vdExvZ0NsaWNrPXRydWU=</text:a></text:p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number-columns-repeated="8"/>
          <table:table-cell table:style-name="ce29" office:value-type="string" calcext:value-type="string">
            <text:p>PCB holder</text:p>
          </table:table-cell>
          <table:table-cell table:style-name="ce29" office:value-type="string" calcext:value-type="string">
            <text:p>To-Do List</text:p>
          </table:table-cell>
          <table:table-cell table:number-columns-repeated="2"/>
        </table:table-row>
        <table:table-row table:style-name="ro1">
          <table:table-cell table:style-name="Default" table:number-columns-repeated="8"/>
          <table:table-cell table:style-name="ce28" office:value-type="string" calcext:value-type="string">
            <text:p><text:a xlink:href="https://www.amazon.com/Aven-17010-Adjustable-Circuit-Holder/dp/B00Q2TTQEE/ref=sr_1_7?dchild=1&amp;keywords=pcb+test+points&amp;qid=1591658262&amp;s=industrial&amp;sr=1-7-catcorr" xlink:type="simple">https://www.amazon.com/Aven-17010-Adjustable-Circuit-Holder/dp/B00Q2TTQEE/ref=sr_1_7?dchild=1&amp;keywords=pcb+test+points&amp;qid=1591658262&amp;s=industrial&amp;sr=1-7-catcorr</text:a></text:p>
          </table:table-cell>
          <table:table-cell office:value-type="string" calcext:value-type="string">
            <text:p>Add areas to prop PCB off the ground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>
            <text:p>PCB</text:p>
          </table:table-cell>
          <table:table-cell table:style-name="Default" table:number-columns-repeated="7"/>
          <table:table-cell table:style-name="ce30" office:value-type="currency" office:currency="USD" office:value="10" calcext:value-type="currency">
            <text:p>$10.00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Ordered on JLC PCB, should arrive by Friday unless unexpected delays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5" office:value-type="string" calcext:value-type="string">
            <text:p>Cost $23</text:p>
          </table:table-cell>
          <table:table-cell table:style-name="Default" table:number-columns-repeated="7"/>
          <table:table-cell table:style-name="ce21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1" office:value-type="string" calcext:value-type="string">
            <text:p>140ish</text:p>
          </table:table-cell>
          <table:table-cell table:number-columns-repeated="3"/>
        </table:table-row>
      </table:table>
      <table:table table:name="Computer" table:style-name="ta1">
        <table:table-column table:style-name="co4" table:default-cell-style-name="ce23"/>
        <table:table-column table:style-name="co5" table:default-cell-style-name="ce23"/>
        <table:table-column table:style-name="co2" table:number-columns-repeated="4" table:default-cell-style-name="ce23"/>
        <table:table-column table:style-name="co6" table:default-cell-style-name="ce23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table:style-name="ce21" office:value-type="string" calcext:value-type="string">
            <text:p>Component</text:p>
          </table:table-cell>
          <table:table-cell table:style-name="ce21" office:value-type="string" calcext:value-type="string">
            <text:p>Package</text:p>
          </table:table-cell>
          <table:table-cell table:style-name="ce21" office:value-type="string" calcext:value-type="string">
            <text:p>Price [$]</text:p>
          </table:table-cell>
          <table:table-cell table:style-name="ce21" office:value-type="string" calcext:value-type="string">
            <text:p>Ordered</text:p>
          </table:table-cell>
          <table:table-cell table:style-name="ce21" office:value-type="string" calcext:value-type="string">
            <text:p>Delivered</text:p>
          </table:table-cell>
          <table:table-cell table:style-name="ce21" office:value-type="string" calcext:value-type="string">
            <text:p>Quantity</text:p>
          </table:table-cell>
          <table:table-cell table:style-name="ce21" office:value-type="string" calcext:value-type="string">
            <text:p>Footprint</text:p>
          </table:table-cell>
          <table:table-cell table:style-name="ce21" office:value-type="string" calcext:value-type="string">
            <text:p>Link to purch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amic Cap</text:p>
          </table:table-cell>
          <table:table-cell office:value-type="string" calcext:value-type="string">
            <text:p>THT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table:style-name="ce27" office:value-type="string" calcext:value-type="string">
            <text:p><text:a xlink:href="https://www.amazon.com/Hilitchi-Monolithic-Multilayer-Capacitors-Assortment/dp/B071P44QBH/ref=sr_1_2_sspa?dchild=1&amp;keywords=capacitor+kit&amp;qid=1591659802&amp;sr=8-2-spons&amp;psc=1&amp;spLa=ZW5jcnlwdGVkUXVhbGlmaWVyPUExMjkwWEUxTklRTjNLJmVuY3J5cHRlZElkPUEwMzY1NDYwMUM0REVKNjA1NlA2WCZlbmNyeXB0ZWRBZElkPUEwNTA5NTI2MTA1T1FRRlZYMkNEVyZ3aWRnZXROYW1lPXNwX2F0ZiZhY3Rpb249Y2xpY2tSZWRpcmVjdCZkb05vdExvZ0NsaWNrPXRydWU=" xlink:type="simple">https://www.amazon.com/Hilitchi-Monolithic-Multilayer-Capacitors-Assortment/dp/B071P44QBH/ref=sr_1_2_sspa?dchild=1&amp;keywords=capacitor+kit&amp;qid=1591659802&amp;sr=8-2-spons&amp;psc=1&amp;spLa=ZW5jcnlwdGVkUXVhbGlmaWVyPUExMjkwWEUxTklRTjNLJmVuY3J5cHRlZElkPUEwMzY1NDYwMUM0REVKNjA1NlA2WCZlbmNyeXB0ZWRBZElkPUEwNTA5NTI2MTA1T1FRRlZYMkNEVyZ3aWRnZXROYW1lPXNwX2F0ZiZhY3Rpb249Y2xpY2tSZWRpcmVjdCZkb05vdExvZ0NsaWNrPXRydWU=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olytic Cap</text:p>
          </table:table-cell>
          <table:table-cell office:value-type="string" calcext:value-type="string">
            <text:p>TH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style-name="ce27" office:value-type="string" calcext:value-type="string">
            <text:p><text:a xlink:href="https://www.amazon.com/OCR-Electrolytic-Capacitor-Assortment-0-1uF－1000uF/dp/B01MSQOX0Q/ref=sr_1_3?dchild=1&amp;keywords=capacitor+kit&amp;qid=1591659802&amp;sr=8-3" xlink:type="simple">https://www.amazon.com/OCR-Electrolytic-Capacitor-Assortment-0-1uF%EF%BC%8D1000uF/dp/B01MSQOX0Q/ref=sr_1_3?dchild=1&amp;keywords=capacitor+kit&amp;qid=1591659802&amp;sr=8-3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206 – SM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27" office:value-type="string" calcext:value-type="string">
            <text:p><text:a xlink:href="https://www.amazon.com/McIgIcM-Resistor-ohm-10-Assorted-Samples/dp/B06XD8HPXS/ref=sr_1_14?dchild=1&amp;keywords=smd+resistor+kit+1812&amp;qid=1591642459&amp;sr=8-14" xlink:type="simple">https://www.amazon.com/McIgIcM-Resistor-ohm-10-Assorted-Samples/dp/B06XD8HPXS/ref=sr_1_14?dchild=1&amp;keywords=smd+resistor+kit+1812&amp;qid=1591642459&amp;sr=8-14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ctile Butto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style-name="ce23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</text:p>
          </table:table-cell>
          <table:table-cell table:style-name="ce27" office:value-type="string" calcext:value-type="string">
            <text:p><text:a xlink:href="https://www.digikey.com/product-detail/en/EG1218/EG1903-ND/101726?utm_campaign=buynow&amp;WT.z_cid=ref_octopart_dkc_buynow&amp;utm_medium=aggregator&amp;curr=usd&amp;site=us&amp;utm_source=octopart" xlink:type="simple">https://www.digikey.com/product-detail/en/EG1218/EG1903-ND/101726?utm_campaign=buynow&amp;WT.z_cid=ref_octopart_dkc_buynow&amp;utm_medium=aggregator&amp;curr=usd&amp;site=us&amp;utm_source=octopart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M/10k Pot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style-name="ce27" office:value-type="string" calcext:value-type="string">
            <text:p><text:a xlink:href="https://www.amazon.com/Twidec-Multiturn-Potentiometer-Assortment-3296W-13/dp/B07PYSR8SF/ref=sr_1_6?dchild=1&amp;keywords=bourns+3296+1m+potentiometer&amp;qid=1591643360&amp;sr=8-6" xlink:type="simple">https://www.amazon.com/Twidec-Multiturn-Potentiometer-Assortment-3296W-13/dp/B07PYSR8SF/ref=sr_1_6?dchild=1&amp;keywords=bourns+3296+1m+potentiometer&amp;qid=1591643360&amp;sr=8-6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74LS04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</text:p>
          </table:table-cell>
          <table:table-cell table:style-name="ce28" office:value-type="string" calcext:value-type="string">
            <text:p><text:a xlink:href="https://www.mouser.com/ProductDetail/Texas-Instruments/SN74LS04N?qs=spW5eSrOWB4DgGWIHPxzvg%3D%3D&amp;gclid=EAIaIQobChMImbzo8en86QIVAYiGCh0dJwmnEAAYASAAEgKLxfD_BwE" xlink:type="simple">https://www.mouser.com/ProductDetail/Texas-Instruments/SN74LS04N?qs=spW5eSrOWB4DgGWIHPxzvg%3D%3D&amp;gclid=EAIaIQobChMImbzo8en86QIVAYiGCh0dJwmnEAAYASAAEgKLxfD_Bw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74LS08</text:p>
          </table:table-cell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</text:p>
          </table:table-cell>
          <table:table-cell table:style-name="ce27" office:value-type="string" calcext:value-type="string">
            <text:p><text:a xlink:href="https://www.amazon.com/SN74LS08N-SN74LS08-74LS08N-HD74LS08P-Original/dp/B07KPMXX4P/ref=sr_1_1?dchild=1&amp;keywords=SN74LS08&amp;qid=1591660061&amp;sr=8-1" xlink:type="simple">https://www.amazon.com/SN74LS08N-SN74LS08-74LS08N-HD74LS08P-Original/dp/B07KPMXX4P/ref=sr_1_1?dchild=1&amp;keywords=SN74LS08&amp;qid=1591660061&amp;sr=8-1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74LS32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</text:p>
          </table:table-cell>
          <table:table-cell table:style-name="ce27" office:value-type="string" calcext:value-type="string">
            <text:p><text:a xlink:href="https://www.mouser.com/ProductDetail/Texas-Instruments/SN74LS32N?qs=q2XTDbzbm6DA9Mnew5GiLA%3D%3D&amp;gclid=EAIaIQobChMIzZrDmbTz6QIV0MDACh0lcQ-MEAAYASAAEgJTxvD_BwE" xlink:type="simple">https://www.mouser.com/ProductDetail/Texas-Instruments/SN74LS32N?qs=q2XTDbzbm6DA9Mnew5GiLA%3D%3D&amp;gclid=EAIaIQobChMIzZrDmbTz6QIV0MDACh0lcQ-MEAAYASAAEgJTxvD_Bw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555CN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<text:a xlink:href="https://www.parts-express.com/lm555-timer-ic-(8-pin-dip)--lm555?gclid=EAIaIQobChMIi9bgkrLz6QIVg4bACh1qQApoEAQYDCABEgKUdPD_BwE" xlink:type="simple">https://www.parts-express.com/lm555-timer-ic-(8-pin-dip)--lm555?gclid=EAIaIQobChMIi9bgkrLz6QIVg4bACh1qQApoEAQYDCABEgKUdPD_BwE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 Point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27" office:value-type="string" calcext:value-type="string">
            <text:p><text:a xlink:href="https://www.digikey.com/product-detail/en/keystone-electronics/5000/36-5000-ND/255326?utm_adgroup=Test%20Points&amp;utm_source=google&amp;utm_medium=cpc&amp;utm_campaign=Shopping_Product_Test%20and%20Measurement_NEW&amp;utm_term=&amp;utm_content=Test%20Points&amp;gclid=EAIaIQobChMIz5uq6a_z6QIVTtbACh1J2ATLEAQYASABEgL-sfD_BwE" xlink:type="simple">https://www.digikey.com/product-detail/en/keystone-electronics/5000/36-5000-ND/255326?utm_adgroup=Test%20Points&amp;utm_source=google&amp;utm_medium=cpc&amp;utm_campaign=Shopping_Product_Test%20and%20Measurement_NEW&amp;utm_term=&amp;utm_content=Test%20Points&amp;gclid=EAIaIQobChMIz5uq6a_z6QIVTtbACh1J2ATLEAQYASABEgL-sfD_BwE</text:a></text:p>
          </table:table-cell>
          <table:table-cell table:style-name="ce28" office:value-type="string" calcext:value-type="string">
            <text:p><text:a xlink:href="https://www.digikey.com/product-detail/en/keystone-electronics/5001/36-5001-ND/255327" xlink:type="simple">https://www.digikey.com/product-detail/en/keystone-electronics/5001/36-5001-ND/255327</text:a></text:p>
          </table:table-cell>
          <table:table-cell table:style-name="ce28" office:value-type="string" calcext:value-type="string">
            <text:p><text:a xlink:href="https://www.digikey.com/product-detail/en/keystone-electronics/5002/36-5002-ND/255328" xlink:type="simple">https://www.digikey.com/product-detail/en/keystone-electronics/5002/36-5002-ND/255328</text:a></text:p>
          </table:table-cell>
          <table:table-cell table:style-name="ce28" office:value-type="string" calcext:value-type="string">
            <text:p><text:a xlink:href="https://www.digikey.com/product-detail/en/keystone-electronics/5004/36-5004-ND/362669" xlink:type="simple">https://www.digikey.com/product-detail/en/keystone-electronics/5004/36-5004-ND/362669</text:a></text:p>
          </table:table-cell>
          <table:table-cell table:style-name="ce28" office:value-type="string" calcext:value-type="string">
            <text:p><text:a xlink:href="https://www.digikey.com/product-detail/en/keystone-electronics/5003/36-5003-ND/362668" xlink:type="simple">https://www.digikey.com/product-detail/en/keystone-electronics/5003/36-5003-ND/362668</text:a></text:p>
          </table:table-cell>
        </table:table-row>
        <table:table-row table:style-name="ro1">
          <table:table-cell office:value-type="string" calcext:value-type="string">
            <text:p>DIP Sockets</text:p>
          </table:table-cell>
          <table:table-cell office:value-type="string" calcext:value-type="string">
            <text:p>N/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me Footprint</text:p>
          </table:table-cell>
          <table:table-cell table:style-name="ce27" office:value-type="string" calcext:value-type="string">
            <text:p><text:a xlink:href="https://www.amazon.com/Glarks-122Pcs-Sockets-Adaptor-Assortment/dp/B01GOLSUAU/ref=sr_1_1_sspa?dchild=1&amp;keywords=8+pin+dip+socket&amp;qid=1591982592&amp;sr=8-1-spons&amp;psc=1&amp;spLa=ZW5jcnlwdGVkUXVhbGlmaWVyPUExVTdXQjc0MUo4RzBWJmVuY3J5cHRlZElkPUEwNTE5NDAwMVcyMFRFQTFZUzlSNyZlbmNyeXB0ZWRBZElkPUExMDIxODk2Mk43RDE2RlVJVjRLSyZ3aWRnZXROYW1lPXNwX2F0ZiZhY3Rpb249Y2xpY2tSZWRpcmVjdCZkb05vdExvZ0NsaWNrPXRydWU=" xlink:type="simple">https://www.amazon.com/Glarks-122Pcs-Sockets-Adaptor-Assortment/dp/B01GOLSUAU/ref=sr_1_1_sspa?dchild=1&amp;keywords=8+pin+dip+socket&amp;qid=1591982592&amp;sr=8-1-spons&amp;psc=1&amp;spLa=ZW5jcnlwdGVkUXVhbGlmaWVyPUExVTdXQjc0MUo4RzBWJmVuY3J5cHRlZElkPUEwNTE5NDAwMVcyMFRFQTFZUzlSNyZlbmNyeXB0ZWRBZElkPUExMDIxODk2Mk43RDE2RlVJVjRLSyZ3aWRnZXROYW1lPXNwX2F0ZiZhY3Rpb249Y2xpY2tSZWRpcmVjdCZkb05vdExvZ0NsaWNrPXRydWU=</text:a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74HC00</text:p>
          </table:table-cell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6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e as other logic</text:p>
          </table:table-cell>
          <table:table-cell table:style-name="ce28" office:value-type="string" calcext:value-type="string">
            <text:p><text:a xlink:href="https://www.jameco.com/webapp/wcs/stores/servlet/ProductDisplay?catalogId=10001&amp;freeText=82472&amp;langId=-1&amp;storeId=10001&amp;productId=45161&amp;avad=234285_a1be5be41&amp;source=Avantlink" xlink:type="simple">https://www.jameco.com/webapp/wcs/stores/servlet/ProductDisplay?catalogId=10001&amp;freeText=82472&amp;langId=-1&amp;storeId=10001&amp;productId=45161&amp;avad=234285_a1be5be41&amp;source=Avantlink</text:a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W65C02S</text:p>
          </table:table-cell>
          <table:table-cell office:value-type="string" calcext:value-type="string">
            <text:p>N/A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6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style-name="ce28" office:value-type="string" calcext:value-type="string">
            <text:p><text:a xlink:href="https://www.jameco.com/z/W65C02S6TPG-14-Western-Design-Center-MPU-8-Bit-14MHz-65KB-Memory-40-Pin-PDIP_2143638.html?avad=234285_a1be5c089&amp;source=Avantlink" xlink:type="simple">https://www.jameco.com/z/W65C02S6TPG-14-Western-Design-Center-MPU-8-Bit-14MHz-65KB-Memory-40-Pin-PDIP_2143638.html?avad=234285_a1be5c089&amp;source=Avantlink</text:a></text:p>
          </table:table-cell>
          <table:table-cell table:style-name="ce29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W65C22</text:p>
          </table:table-cell>
          <table:table-cell office:value-type="string" calcext:value-type="string">
            <text:p>N/A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6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style-name="ce28" office:value-type="string" calcext:value-type="string">
            <text:p><text:a xlink:href="https://www.jameco.com/webapp/wcs/stores/servlet/ProductDisplay?catalogId=10001&amp;freeText=2143591&amp;langId=-1&amp;storeId=10001&amp;productId=2143591&amp;avad=234285_a1be5c091&amp;source=Avantlink" xlink:type="simple">https://www.jameco.com/webapp/wcs/stores/servlet/ProductDisplay?catalogId=10001&amp;freeText=2143591&amp;langId=-1&amp;storeId=10001&amp;productId=2143591&amp;avad=234285_a1be5c091&amp;source=Avantlink</text:a></text:p>
          </table:table-cell>
          <table:table-cell table:style-name="ce28"/>
          <table:table-cell table:number-columns-repeated="3"/>
        </table:table-row>
        <table:table-row table:style-name="ro3">
          <table:table-cell office:value-type="string" calcext:value-type="string">
            <text:p>AT28C256</text:p>
          </table:table-cell>
          <table:table-cell office:value-type="string" calcext:value-type="string">
            <text:p>N/A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6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table:style-name="ce28" office:value-type="string" calcext:value-type="string">
            <text:p><text:a xlink:href="https://www.jameco.com/webapp/wcs/stores/servlet/ProductDisplay?catalogId=10001&amp;freeText=74843&amp;langId=-1&amp;storeId=10001&amp;productId=74843&amp;avad=234285_d1be325b5&amp;source=Avantlink" xlink:type="simple">https://www.jameco.com/webapp/wcs/stores/servlet/ProductDisplay?catalogId=10001&amp;freeText=74843&amp;langId=-1&amp;storeId=10001&amp;productId=74843&amp;avad=234285_d1be325b5&amp;source=Avantlink</text:a></text:p>
          </table:table-cell>
          <table:table-cell table:style-name="ce30"/>
          <table:table-cell table:number-columns-repeated="3"/>
        </table:table-row>
        <table:table-row table:style-name="ro3">
          <table:table-cell office:value-type="string" calcext:value-type="string">
            <text:p>HM62256B</text:p>
          </table:table-cell>
          <table:table-cell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6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table:style-name="ce28" office:value-type="string" calcext:value-type="string">
            <text:p><text:a xlink:href="https://www.jameco.com/webapp/wcs/stores/servlet/ProductDisplay?catalogId=10001&amp;freeText=82472&amp;langId=-1&amp;storeId=10001&amp;productId=82472&amp;avad=234285_f1be49e69&amp;source=Avantlink" xlink:type="simple">https://www.jameco.com/webapp/wcs/stores/servlet/ProductDisplay?catalogId=10001&amp;freeText=82472&amp;langId=-1&amp;storeId=10001&amp;productId=82472&amp;avad=234285_f1be49e69&amp;source=Avantlink</text:a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Mhz Clock</text:p>
          </table:table-cell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6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8" office:value-type="string" calcext:value-type="string">
            <text:p><text:a xlink:href="https://www.jameco.com/webapp/wcs/stores/servlet/ProductDisplay?storeId=10001&amp;langId=-1&amp;catalogId=10001&amp;pa=27861&amp;productId=27861" xlink:type="simple">https://www.jameco.com/webapp/wcs/stores/servlet/ProductDisplay?storeId=10001&amp;langId=-1&amp;catalogId=10001&amp;pa=27861&amp;productId=27861</text:a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ubber Props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28" office:value-type="string" calcext:value-type="string">
            <text:p><text:a xlink:href="https://www.jameco.com/z/BS34BL12X25RP-Rubber-Feet-Adhesive-Cylindrical-Black-0-375-Inch-x-0-125-Inch-100-Piece-Pack-_2119718.html" xlink:type="simple">https://www.jameco.com/z/BS34BL12X25RP-Rubber-Feet-Adhesive-Cylindrical-Black-0-375-Inch-x-0-125-Inch-100-Piece-Pack-_2119718.html</text:a></text:p>
          </table:table-cell>
          <table:table-cell table:style-name="ce22"/>
          <table:table-cell table:number-columns-repeated="3"/>
        </table:table-row>
        <table:table-row table:style-name="ro3">
          <table:table-cell office:value-type="string" calcext:value-type="string">
            <text:p>Tactile Buttons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e as above</text:p>
          </table:table-cell>
          <table:table-cell table:style-name="ce28" office:value-type="string" calcext:value-type="string">
            <text:p><text:a xlink:href="https://www.jameco.com/webapp/wcs/stores/servlet/ProductDisplay?storeId=10001&amp;langId=-1&amp;catalogId=10001&amp;pa=149948&amp;productId=149948" xlink:type="simple">https://www.jameco.com/webapp/wcs/stores/servlet/ProductDisplay?storeId=10001&amp;langId=-1&amp;catalogId=10001&amp;pa=149948&amp;productId=149948</text:a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emale Headers</text:p>
          </table:table-cell>
          <table:table-cell office:value-type="string" calcext:value-type="string">
            <text:p>2x34, 2.54mm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table:style-name="ce28" office:value-type="string" calcext:value-type="string">
            <text:p><text:a xlink:href="https://www.jameco.com/webapp/wcs/stores/servlet/ProductDisplay?storeId=10001&amp;langId=-1&amp;catalogId=10001&amp;pa=163862&amp;productId=163862" xlink:type="simple">https://www.jameco.com/webapp/wcs/stores/servlet/ProductDisplay?storeId=10001&amp;langId=-1&amp;catalogId=10001&amp;pa=163862&amp;productId=163862</text:a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le Headers</text:p>
          </table:table-cell>
          <table:table-cell office:value-type="string" calcext:value-type="string">
            <text:p>2 Pin, 2.54mm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6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<text:a xlink:href="https://www.jameco.com/z/7000-1X2SG-R-Connector-Unshrouded-Header-Male-2-Position-0-100-2-54mm-Solder-Straight-Th_108338.html" xlink:type="simple">https://www.jameco.com/z/7000-1X2SG-R-Connector-Unshrouded-Header-Male-2-Position-0-100-2-54mm-Solder-Straight-Th_108338.html</text:a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ower Adapter</text:p>
          </table:table-cell>
          <table:table-cell office:value-type="string" calcext:value-type="string">
            <text:p>2.5mm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<text:a xlink:href="https://www.jameco.com/webapp/wcs/stores/servlet/ProductDisplay?storeId=10001&amp;langId=-1&amp;catalogId=10001&amp;pa=2168122&amp;productId=2168122" xlink:type="simple">https://www.jameco.com/webapp/wcs/stores/servlet/ProductDisplay?storeId=10001&amp;langId=-1&amp;catalogId=10001&amp;pa=2168122&amp;productId=2168122</text:a></text:p>
          </table:table-cell>
          <table:table-cell table:number-columns-repeated="2"/>
          <table:table-cell office:value-type="string" calcext:value-type="string">
            <text:p>(Ordered 15.24mm in 28pin dip sockets)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21" office:value-type="string" calcext:value-type="string">
            <text:p>TOTAL</text:p>
          </table:table-cell>
          <table:table-cell office:value-type="string" calcext:value-type="string">
            <text:p>120 + PCB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2"/>
          <table:table-cell office:value-type="string" calcext:value-type="string">
            <text:p>order number #20659175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Default" table:number-columns-repeated="7"/>
          <table:table-cell/>
          <table:table-cell office:value-type="string" calcext:value-type="string">
            <text:p>Expected July 17<text:span text:style-name="T1">th</text:span>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24" office:value-type="string" calcext:value-type="string">
            <text:p>PCB</text:p>
          </table:table-cell>
          <table:table-cell table:style-name="Default" table:number-columns-repeated="6"/>
          <table:table-cell table:number-columns-repeated="4"/>
          <table:table-cell office:value-type="string" calcext:value-type="string">
            <text:p>Ordered another 2.1mmx5mm power adapter and barrel jack pcb mounts plus some wire for fun</text:p>
          </table:table-cell>
        </table:table-row>
        <table:table-row table:style-name="ro3">
          <table:table-cell table:style-name="ce25" office:value-type="string" calcext:value-type="string">
            <text:p>Ordered on JLC PCB, should arrive by Friday unless unexpected delays</text:p>
          </table:table-cell>
          <table:table-cell table:style-name="Default" table:number-columns-repeated="6"/>
          <table:table-cell table:number-columns-repeated="4"/>
          <table:table-cell office:value-type="string" calcext:value-type="string">
            <text:p>PCB ordered on July 21<text:span text:style-name="T1">st</text:span></text:p>
          </table:table-cell>
        </table:table-row>
        <table:table-row table:style-name="ro1">
          <table:table-cell table:style-name="ce25" office:value-type="string" calcext:value-type="string">
            <text:p>Cost $23</text:p>
          </table:table-cell>
          <table:table-cell table:style-name="Default" table:number-columns-repeated="6"/>
          <table:table-cell table:number-columns-repeated="5"/>
        </table:table-row>
        <table:table-row table:style-name="ro1" table:number-rows-repeated="2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need new power adapater, prolly 2.1mm, but consider USBA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need pcb flux cleaner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22:20:47.985188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3:20:02.068339604</meta:creation-date>
    <dc:date>2020-07-21T22:21:03.654815171</dc:date>
    <meta:editing-duration>PT15H54M2S</meta:editing-duration>
    <meta:editing-cycles>36</meta:editing-cycles>
    <meta:generator>LibreOffice/6.0.7.3$Linux_X86_64 LibreOffice_project/00m0$Build-3</meta:generator>
    <meta:document-statistic meta:table-count="2" meta:cell-count="345" meta:object-count="0"/>
  </office:meta>
</office:document-meta>
</file>